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13c2a"/>
    </style:style>
    <style:style style:name="P2" style:family="paragraph" style:parent-style-name="Standard">
      <style:paragraph-properties fo:text-align="start" style:justify-single-word="false"/>
      <style:text-properties officeooo:paragraph-rsid="00141261"/>
    </style:style>
    <style:style style:name="P3" style:family="paragraph" style:parent-style-name="Standard">
      <style:paragraph-properties fo:text-align="start" style:justify-single-word="false"/>
      <style:text-properties officeooo:paragraph-rsid="0014d4b2"/>
    </style:style>
    <style:style style:name="P4" style:family="paragraph" style:parent-style-name="Standard">
      <style:paragraph-properties fo:text-align="start" style:justify-single-word="false"/>
      <style:text-properties officeooo:paragraph-rsid="001671db"/>
    </style:style>
    <style:style style:name="P5" style:family="paragraph" style:parent-style-name="Standard">
      <style:paragraph-properties fo:text-align="start" style:justify-single-word="false"/>
      <style:text-properties officeooo:paragraph-rsid="00172af8"/>
    </style:style>
    <style:style style:name="P6" style:family="paragraph" style:parent-style-name="Standard">
      <style:paragraph-properties fo:text-align="start" style:justify-single-word="false"/>
      <style:text-properties officeooo:paragraph-rsid="0017a1f9"/>
    </style:style>
    <style:style style:name="P7" style:family="paragraph" style:parent-style-name="Standard">
      <style:paragraph-properties fo:text-align="start" style:justify-single-word="false"/>
      <style:text-properties officeooo:paragraph-rsid="00191ff3"/>
    </style:style>
    <style:style style:name="P8" style:family="paragraph" style:parent-style-name="Standard">
      <style:paragraph-properties fo:text-align="center" style:justify-single-word="false"/>
      <style:text-properties fo:color="#c9211e" loext:opacity="100%" fo:font-size="16pt" fo:font-style="italic" fo:font-weight="normal" officeooo:rsid="00122477" officeooo:paragraph-rsid="00122477" style:font-size-asian="16pt" style:font-style-asian="italic" style:font-weight-asian="normal" style:font-size-complex="16pt" style:font-style-complex="italic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c9211e" loext:opacity="100%" fo:font-size="16pt" style:text-underline-style="solid" style:text-underline-width="auto" style:text-underline-color="font-color" fo:font-weight="bold" officeooo:rsid="00122477" officeooo:paragraph-rsid="00122477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c9211e" loext:opacity="100%" fo:font-style="italic" officeooo:rsid="00191ff3" officeooo:paragraph-rsid="00191ff3" style:font-style-asian="italic" style:font-style-complex="italic"/>
    </style:style>
    <style:style style:name="P11" style:family="paragraph" style:parent-style-name="Standard">
      <style:paragraph-properties fo:text-align="start" style:justify-single-word="false"/>
      <style:text-properties fo:color="#c9211e" loext:opacity="100%" fo:font-style="italic" officeooo:paragraph-rsid="00191ff3" style:font-style-asian="italic" style:font-style-complex="italic"/>
    </style:style>
    <style:style style:name="P12" style:family="paragraph" style:parent-style-name="Standard">
      <style:paragraph-properties fo:text-align="start" style:justify-single-word="false"/>
      <style:text-properties fo:color="#ffffff" loext:opacity="100%" officeooo:paragraph-rsid="00113c2a"/>
    </style:style>
    <style:style style:name="P13" style:family="paragraph" style:parent-style-name="Standard">
      <style:paragraph-properties fo:text-align="start" style:justify-single-word="false"/>
      <style:text-properties fo:color="#ffffff" loext:opacity="100%" officeooo:rsid="00191ff3" officeooo:paragraph-rsid="00191ff3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14d4b2" officeooo:paragraph-rsid="0014d4b2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14d4b2" officeooo:paragraph-rsid="001671db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officeooo:rsid="00141261" officeooo:paragraph-rsid="00141261"/>
    </style:style>
    <style:style style:name="P17" style:family="paragraph" style:parent-style-name="Standard">
      <style:paragraph-properties fo:text-align="start" style:justify-single-word="false"/>
      <style:text-properties officeooo:rsid="0014d4b2" officeooo:paragraph-rsid="0014d4b2"/>
    </style:style>
    <style:style style:name="P18" style:family="paragraph" style:parent-style-name="Standard">
      <style:paragraph-properties fo:text-align="start" style:justify-single-word="false"/>
      <style:text-properties fo:font-size="14pt" fo:font-weight="bold" officeooo:rsid="0014d4b2" officeooo:paragraph-rsid="0014d4b2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4pt" fo:font-weight="bold" officeooo:rsid="0014d4b2" officeooo:paragraph-rsid="0017a1f9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4pt" fo:font-style="italic" fo:font-weight="bold" officeooo:rsid="0014d4b2" officeooo:paragraph-rsid="0017a1f9" style:font-size-asian="14pt" style:font-style-asian="italic" style:font-weight-asian="bold" style:font-size-complex="14pt" style:font-style-complex="italic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4d4b2" officeooo:paragraph-rsid="0014d4b2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officeooo:rsid="00191ff3" officeooo:paragraph-rsid="00191ff3"/>
    </style:style>
    <style:style style:name="T1" style:family="text">
      <style:text-properties fo:color="#ffffff" loext:opacity="100%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ffffff" loext:opacity="100%" fo:font-size="12pt" fo:font-style="normal" fo:font-weight="normal" officeooo:rsid="00141261" style:font-size-asian="10.5pt" style:font-style-asian="normal" style:font-weight-asian="normal" style:font-size-complex="12pt" style:font-style-complex="normal" style:font-weight-complex="normal"/>
    </style:style>
    <style:style style:name="T3" style:family="text">
      <style:text-properties fo:color="#ffffff" loext:opacity="100%" fo:font-size="12pt" fo:font-style="normal" fo:font-weight="normal" officeooo:rsid="0014d4b2" style:font-size-asian="10.5pt" style:font-style-asian="normal" style:font-weight-asian="normal" style:font-size-complex="12pt" style:font-style-complex="normal" style:font-weight-complex="normal"/>
    </style:style>
    <style:style style:name="T4" style:family="text">
      <style:text-properties fo:color="#ffffff" loext:opacity="100%" fo:font-size="12pt" fo:font-style="normal" fo:font-weight="normal" officeooo:rsid="001671db" style:font-size-asian="10.5pt" style:font-style-asian="normal" style:font-weight-asian="normal" style:font-size-complex="12pt" style:font-style-complex="normal" style:font-weight-complex="normal"/>
    </style:style>
    <style:style style:name="T5" style:family="text">
      <style:text-properties fo:color="#ffffff" loext:opacity="100%" fo:font-size="12pt" fo:font-style="normal" fo:font-weight="normal" officeooo:rsid="00172af8" style:font-size-asian="10.5pt" style:font-style-asian="normal" style:font-weight-asian="normal" style:font-size-complex="12pt" style:font-style-complex="normal" style:font-weight-complex="normal"/>
    </style:style>
    <style:style style:name="T6" style:family="text">
      <style:text-properties fo:color="#ffffff" loext:opacity="100%" fo:font-size="12pt" fo:font-style="normal" fo:font-weight="normal" officeooo:rsid="0017a1f9" style:font-size-asian="10.5pt" style:font-style-asian="normal" style:font-weight-asian="normal" style:font-size-complex="12pt" style:font-style-complex="normal" style:font-weight-complex="normal"/>
    </style:style>
    <style:style style:name="T7" style:family="text">
      <style:text-properties fo:color="#ffffff" loext:opacity="100%" fo:font-size="12pt" fo:font-style="normal" fo:font-weight="normal" officeooo:rsid="00191ff3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fo:color="#ffffff" loext:opacity="100%" fo:font-size="12pt" fo:font-style="normal" style:text-underline-style="solid" style:text-underline-width="auto" style:text-underline-color="font-color" fo:font-weight="normal" officeooo:rsid="0014d4b2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fo:color="#ffffff" loext:opacity="100%" fo:font-size="12pt" fo:font-style="normal" style:text-underline-style="solid" style:text-underline-width="auto" style:text-underline-color="font-color" fo:font-weight="normal" officeooo:rsid="0017a1f9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fo:color="#ffffff" loext:opacity="100%" fo:font-size="12pt" fo:font-style="normal" style:text-underline-style="solid" style:text-underline-width="auto" style:text-underline-color="font-color" fo:font-weight="normal" officeooo:rsid="00191ff3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fo:color="#ffffff" loext:opacity="100%" fo:font-size="12pt" fo:font-weight="normal" style:font-size-asian="10.5pt" style:font-weight-asian="normal" style:font-size-complex="12pt" style:font-weight-complex="normal"/>
    </style:style>
    <style:style style:name="T12" style:family="text">
      <style:text-properties fo:color="#ffffff" loext:opacity="100%" fo:font-size="12pt" fo:font-weight="normal" officeooo:rsid="001671db" style:font-size-asian="10.5pt" style:font-weight-asian="normal" style:font-size-complex="12pt" style:font-weight-complex="normal"/>
    </style:style>
    <style:style style:name="T13" style:family="text">
      <style:text-properties fo:color="#ffffff" loext:opacity="100%" fo:font-size="12pt" fo:font-weight="normal" officeooo:rsid="00172af8" style:font-size-asian="10.5pt" style:font-weight-asian="normal" style:font-size-complex="12pt" style:font-weight-complex="normal"/>
    </style:style>
    <style:style style:name="T14" style:family="text">
      <style:text-properties fo:color="#ffffff" loext:opacity="100%" fo:font-size="12pt" fo:font-weight="normal" officeooo:rsid="0017a1f9" style:font-size-asian="10.5pt" style:font-weight-asian="normal" style:font-size-complex="12pt" style:font-weight-complex="normal"/>
    </style:style>
    <style:style style:name="T15" style:family="text">
      <style:text-properties fo:color="#ffffff" loext:opacity="100%" fo:font-size="12pt" fo:font-weight="normal" officeooo:rsid="00191ff3" style:font-size-asian="10.5pt" style:font-weight-asian="normal" style:font-size-complex="12pt" style:font-weight-complex="normal"/>
    </style:style>
    <style:style style:name="T16" style:family="text">
      <style:text-properties fo:color="#ffffff" loext:opacity="100%" fo:font-style="normal" style:font-style-asian="normal" style:font-style-complex="normal"/>
    </style:style>
    <style:style style:name="T17" style:family="text">
      <style:text-properties fo:color="#ffffff" loext:opacity="100%" fo:font-style="normal" officeooo:rsid="00172af8" style:font-style-asian="normal" style:font-style-complex="normal"/>
    </style:style>
    <style:style style:name="T18" style:family="text">
      <style:text-properties fo:color="#ffffff" loext:opacity="100%" fo:font-style="normal" officeooo:rsid="0017a1f9" style:font-style-asian="normal" style:font-style-complex="normal"/>
    </style:style>
    <style:style style:name="T19" style:family="text">
      <style:text-properties fo:color="#ffffff" loext:opacity="100%" style:text-position="sub 58%" fo:font-size="12pt" fo:font-style="normal" fo:font-weight="normal" officeooo:rsid="0017a1f9" style:font-size-asian="10.5pt" style:font-style-asian="normal" style:font-weight-asian="normal" style:font-size-complex="12pt" style:font-style-complex="normal" style:font-weight-complex="normal"/>
    </style:style>
    <style:style style:name="T20" style:family="text">
      <style:text-properties fo:color="#ffffff" loext:opacity="100%" style:text-position="0% 100%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21" style:family="text">
      <style:text-properties fo:color="#ffffff" loext:opacity="100%" style:text-position="0% 100%" fo:font-size="12pt" fo:font-style="normal" fo:font-weight="normal" officeooo:rsid="0017a1f9" style:font-size-asian="10.5pt" style:font-style-asian="normal" style:font-weight-asian="normal" style:font-size-complex="12pt" style:font-style-complex="normal" style:font-weight-complex="normal"/>
    </style:style>
    <style:style style:name="T22" style:family="text">
      <style:text-properties fo:color="#ffffff" loext:opacity="100%" style:text-position="0% 100%" fo:font-size="12pt" fo:font-style="normal" fo:font-weight="normal" officeooo:rsid="0019f319" style:font-size-asian="10.5pt" style:font-style-asian="normal" style:font-weight-asian="normal" style:font-size-complex="12pt" style:font-style-complex="normal" style:font-weight-complex="normal"/>
    </style:style>
    <style:style style:name="T23" style:family="text">
      <style:text-properties fo:color="#ffffff" loext:opacity="100%" style:text-position="0% 100%"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24" style:family="text">
      <style:text-properties officeooo:rsid="001671db"/>
    </style:style>
    <style:style style:name="T25" style:family="text">
      <style:text-properties fo:color="#dcdcaa" loext:opacity="100%" style:font-name="Consolas" fo:font-size="12pt" fo:font-style="normal" fo:font-weight="normal" fo:background-color="#1e1e1e" loext:char-shading-value="0" style:font-size-asian="10.5pt" style:font-style-asian="normal" style:font-weight-asian="normal" style:font-size-complex="12pt" style:font-style-complex="normal" style:font-weight-complex="normal"/>
    </style:style>
    <style:style style:name="T26" style:family="text">
      <style:text-properties fo:color="#dcdcaa" loext:opacity="100%" style:font-name="Consolas" fo:font-size="12pt" fo:font-style="normal" fo:font-weight="normal" officeooo:rsid="001671db" fo:background-color="#1e1e1e" loext:char-shading-value="0" style:font-size-asian="10.5pt" style:font-style-asian="normal" style:font-weight-asian="normal" style:font-size-complex="12pt" style:font-style-complex="normal" style:font-weight-complex="normal"/>
    </style:style>
    <style:style style:name="T27" style:family="text">
      <style:text-properties fo:color="#dcdcaa" loext:opacity="100%" style:font-name="Consolas" fo:font-size="12pt" fo:font-style="normal" fo:font-weight="normal" officeooo:rsid="0017a1f9" fo:background-color="#1e1e1e" loext:char-shading-value="0" style:font-size-asian="10.5pt" style:font-style-asian="normal" style:font-weight-asian="normal" style:font-size-complex="12pt" style:font-style-complex="normal" style:font-weight-complex="normal"/>
    </style:style>
    <style:style style:name="T28" style:family="text">
      <style:text-properties fo:color="#d4d4d4" loext:opacity="100%" style:font-name="Consolas" fo:font-size="12pt" fo:font-style="normal" fo:font-weight="normal" fo:background-color="#1e1e1e" loext:char-shading-value="0" style:font-size-asian="10.5pt" style:font-style-asian="normal" style:font-weight-asian="normal" style:font-size-complex="12pt" style:font-style-complex="normal" style:font-weight-complex="normal"/>
    </style:style>
    <style:style style:name="T29" style:family="text">
      <style:text-properties fo:color="#d4d4d4" loext:opacity="100%" style:font-name="Consolas" fo:font-size="12pt" fo:font-style="normal" fo:font-weight="normal" officeooo:rsid="001671db" fo:background-color="#1e1e1e" loext:char-shading-value="0" style:font-size-asian="10.5pt" style:font-style-asian="normal" style:font-weight-asian="normal" style:font-size-complex="12pt" style:font-style-complex="normal" style:font-weight-complex="normal"/>
    </style:style>
    <style:style style:name="T30" style:family="text">
      <style:text-properties fo:color="#d4d4d4" loext:opacity="100%" style:font-name="Consolas" fo:font-size="12pt" fo:font-style="normal" fo:font-weight="normal" officeooo:rsid="0017a1f9" fo:background-color="#1e1e1e" loext:char-shading-value="0" style:font-size-asian="10.5pt" style:font-style-asian="normal" style:font-weight-asian="normal" style:font-size-complex="12pt" style:font-style-complex="normal" style:font-weight-complex="normal"/>
    </style:style>
    <style:style style:name="T31" style:family="text">
      <style:text-properties fo:color="#569cd6" loext:opacity="100%" style:font-name="Consolas" fo:font-size="12pt" fo:font-style="normal" fo:font-weight="normal" fo:background-color="#1e1e1e" loext:char-shading-value="0" style:font-size-asian="10.5pt" style:font-style-asian="normal" style:font-weight-asian="normal" style:font-size-complex="12pt" style:font-style-complex="normal" style:font-weight-complex="normal"/>
    </style:style>
    <style:style style:name="T32" style:family="text">
      <style:text-properties fo:color="#569cd6" loext:opacity="100%" style:font-name="Consolas" fo:font-size="12pt" fo:font-style="normal" fo:font-weight="normal" officeooo:rsid="001671db" fo:background-color="#1e1e1e" loext:char-shading-value="0" style:font-size-asian="10.5pt" style:font-style-asian="normal" style:font-weight-asian="normal" style:font-size-complex="12pt" style:font-style-complex="normal" style:font-weight-complex="normal"/>
    </style:style>
    <style:style style:name="T33" style:family="text">
      <style:text-properties fo:color="#569cd6" loext:opacity="100%" style:font-name="Consolas" fo:font-size="12pt" fo:font-style="normal" fo:font-weight="normal" officeooo:rsid="0017a1f9" fo:background-color="#1e1e1e" loext:char-shading-value="0" style:font-size-asian="10.5pt" style:font-style-asian="normal" style:font-weight-asian="normal" style:font-size-complex="12pt" style:font-style-complex="normal" style:font-weight-complex="normal"/>
    </style:style>
    <style:style style:name="T34" style:family="text">
      <style:text-properties fo:color="#9cdcfe" loext:opacity="100%" style:font-name="Consolas" fo:font-size="12pt" fo:font-style="normal" fo:font-weight="normal" fo:background-color="#1e1e1e" loext:char-shading-value="0" style:font-size-asian="10.5pt" style:font-style-asian="normal" style:font-weight-asian="normal" style:font-size-complex="12pt" style:font-style-complex="normal" style:font-weight-complex="normal"/>
    </style:style>
    <style:style style:name="T35" style:family="text">
      <style:text-properties fo:color="#9cdcfe" loext:opacity="100%" style:font-name="Consolas" fo:font-size="12pt" fo:font-style="normal" fo:font-weight="normal" officeooo:rsid="001671db" fo:background-color="#1e1e1e" loext:char-shading-value="0" style:font-size-asian="10.5pt" style:font-style-asian="normal" style:font-weight-asian="normal" style:font-size-complex="12pt" style:font-style-complex="normal" style:font-weight-complex="normal"/>
    </style:style>
    <style:style style:name="T36" style:family="text">
      <style:text-properties fo:color="#9cdcfe" loext:opacity="100%" style:font-name="Consolas" fo:font-size="12pt" fo:font-style="normal" fo:font-weight="normal" officeooo:rsid="0017a1f9" fo:background-color="#1e1e1e" loext:char-shading-value="0" style:font-size-asian="10.5pt" style:font-style-asian="normal" style:font-weight-asian="normal" style:font-size-complex="12pt" style:font-style-complex="normal" style:font-weight-complex="normal"/>
    </style:style>
    <style:style style:name="T37" style:family="text">
      <style:text-properties officeooo:rsid="00191ff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Projet : Blockchain appliquée à un processus électoral</text:p>
      <text:p text:style-name="P8">Compte-rendu du mi-projet</text:p>
      <text:p text:style-name="P8"/>
      <text:p text:style-name="P2"><text:span text:style-name="T2">Ce projet consiste </text:span><text:span text:style-name="T7">à</text:span><text:span text:style-name="T2"> mettre en place un syst</text:span><text:span text:style-name="T7">è</text:span><text:span text:style-name="T2">me de gestion de processus électoral par scrutin uninominal majoritaire a deux tours. Le candidat ayant reçu le plus de vote est désigné vainqueur.<text:line-break/>Toutefois les processus électoraux classiques peuvent poser des questions de confiance et de fiabilité. C’est pourquoi nous allons implémente</text:span><text:span text:style-name="T7">r</text:span><text:span text:style-name="T2"> une structure de donnée type blockchain qui rendra ce processus fiable et sécurisé.</text:span></text:p>
      <text:p text:style-name="P2"><text:span text:style-name="T2"/></text:p>
      <text:p text:style-name="P16"><text:span text:style-name="T1">Le projet se divise en </text:span><text:span text:style-name="T3">3</text:span><text:span text:style-name="T1"> parties </text:span><text:span text:style-name="T3">(pour l’instant)</text:span><text:span text:style-name="T1">:</text:span></text:p>
      <text:p text:style-name="P17"><text:span text:style-name="T1"><text:tab/>1. Implémentation d’outils de cryptographie</text:span></text:p>
      <text:p text:style-name="P17"><text:span text:style-name="T1"><text:tab/>2.Création d’un système de déclarations sécurisés par chiffrement asymétrique</text:span></text:p>
      <text:p text:style-name="P17"><text:span text:style-name="T1"><text:tab/>3.Manipulation d’une base centralisé de déclarations.</text:span></text:p>
      <text:p text:style-name="P17"><text:span text:style-name="T1"/></text:p>
      <text:p text:style-name="P17"><text:span text:style-name="T1"/></text:p>
      <text:p text:style-name="P21"><text:span text:style-name="T17">Partie </text:span><text:span text:style-name="T16">1: Implémentation d’outils de cryptographie</text:span></text:p>
      <text:p text:style-name="P20"><text:span text:style-name="T11">Le but de cette partie </text:span><text:span text:style-name="T12">est de générer efficacement de très grand nombre premiers </text:span><text:span text:style-name="T13">qui nous serviront </text:span><text:span text:style-name="T15">à</text:span><text:span text:style-name="T13"> créer des paires de clé publique et secr</text:span><text:span text:style-name="T14">è</text:span><text:span text:style-name="T13">te </text:span><text:span text:style-name="T15">selon le protocole RSA</text:span><text:span text:style-name="T13">.</text:span></text:p>
      <text:p text:style-name="P19"><text:span text:style-name="T5"/></text:p>
      <text:p text:style-name="P3"><text:span text:style-name="T8">Fichier c</text:span><text:span text:style-name="T9">oncerné</text:span><text:span text:style-name="T3">: prime_number.c</text:span></text:p>
      <text:p text:style-name="P14"><text:span text:style-name="T16"><text:tab/><text:tab/> <text:s text:c="4"/>prime_number.h</text:span></text:p>
      <text:p text:style-name="P14"><text:span text:style-name="T16"><text:tab/><text:tab/> <text:s text:c="4"/>Makefile</text:span></text:p>
      <text:p text:style-name="P14"><text:span text:style-name="T16"><text:tab/><text:tab/> <text:s text:c="4"/>main.</text:span><text:span text:style-name="T18">c</text:span></text:p>
      <text:p text:style-name="P4"><text:span text:style-name="T8">Fonctions </text:span><text:span text:style-name="T10">principales</text:span><text:span text:style-name="T3"> : </text:span><text:span text:style-name="T1">int modpow(long a, long m, long n) </text:span></text:p>
      <text:p text:style-name="P15"><text:span text:style-name="T16"><text:tab/><text:tab/><text:tab/> <text:s/>long random prime number(int low size, int up size, int k) </text:span></text:p>
      <text:p text:style-name="P18"><text:span text:style-name="T5"/></text:p>
      <text:p text:style-name="P4"><text:span text:style-name="T4"><text:s text:c="137"/></text:span></text:p>
      <text:p text:style-name="P5"><text:span text:style-name="T4">La méthode </text:span><text:span text:style-name="T25">is_prime_naive</text:span><text:span text:style-name="T28">(</text:span><text:span text:style-name="T31">long</text:span><text:span text:style-name="T28"> </text:span><text:span text:style-name="T34">p</text:span><text:span text:style-name="T28">)</text:span><text:span text:style-name="T4"> <text:s text:c="2"/>est la méthode la plus intuitive </text:span><text:span text:style-name="T5">pour générer des nombres premiers </text:span><text:span text:style-name="T4">toutefois elle a une complexité en O(n), ce n’est pas la plus efficace.</text:span></text:p>
      <text:p text:style-name="P7"><text:span text:style-name="T5">Le plus grand nombre générer en moins de 2 millième de secondes est 215 000 363 .</text:span></text:p>
      <text:p text:style-name="P7"><text:span text:style-name="T4"><text:s text:c="143"/></text:span></text:p>
      <text:p text:style-name="P7"><text:span text:style-name="T4">La m</text:span><text:span text:style-name="T6">é</text:span><text:span text:style-name="T4">thode </text:span><text:span text:style-name="T26">random_prime_number</text:span><text:span text:style-name="T29">(</text:span><text:span text:style-name="T32">int</text:span><text:span text:style-name="T29"> </text:span><text:span text:style-name="T35">low_size</text:span><text:span text:style-name="T29">, </text:span><text:span text:style-name="T32">int</text:span><text:span text:style-name="T29"> </text:span><text:span text:style-name="T35">up_size</text:span><text:span text:style-name="T29">, </text:span><text:span text:style-name="T32">int</text:span><text:span text:style-name="T29"> </text:span><text:span text:style-name="T35">k</text:span><text:span text:style-name="T29">)</text:span><text:span text:style-name="T4"> est beaucoup plus efficace </text:span><text:span text:style-name="T6">pour générer de très grand nombre premier. Pour l’utiliser <text:s/>nous avons besoin d’effectuer un certain nombre de tests de Miller-Rabbin. Ceux-ci vont nous permettre de déterminer avec une probabilité élevé qu’un nombre est premier. Pour impl</text:span><text:span text:style-name="T7">é</text:span><text:span text:style-name="T6">menter ces tests nous devons être capable de calculer une exponentielle modulaire efficacement.<text:line-break/>La méthode </text:span><text:span text:style-name="T27">modpow_naive</text:span><text:span text:style-name="T30">(</text:span><text:span text:style-name="T33">long</text:span><text:span text:style-name="T30"> </text:span><text:span text:style-name="T36">a</text:span><text:span text:style-name="T30">, </text:span><text:span text:style-name="T33">long</text:span><text:span text:style-name="T30"> </text:span><text:span text:style-name="T36">m</text:span><text:span text:style-name="T30">, </text:span><text:span text:style-name="T33">long</text:span><text:span text:style-name="T30"> </text:span><text:span text:style-name="T36">n</text:span><text:span text:style-name="T30">) </text:span><text:span text:style-name="T6">peut être utiliser toutefois elle a une complexité en theta(n), elle n’est donc pas la méthode la plus efficace.</text:span></text:p>
      <text:p text:style-name="P6"><text:span text:style-name="T6">On utilise donc la methode </text:span><text:span text:style-name="T25">modpow</text:span><text:span text:style-name="T28">(</text:span><text:span text:style-name="T31">long</text:span><text:span text:style-name="T28"> </text:span><text:span text:style-name="T34">a</text:span><text:span text:style-name="T28">, </text:span><text:span text:style-name="T31">long</text:span><text:span text:style-name="T28"> </text:span><text:span text:style-name="T34">m</text:span><text:span text:style-name="T28">, </text:span><text:span text:style-name="T31">long</text:span><text:span text:style-name="T28"> </text:span><text:span text:style-name="T34">n</text:span><text:span text:style-name="T28">)</text:span><text:span text:style-name="T6">qui a une complexité </text:span><text:span text:style-name="T7">logarithmique </text:span><text:span text:style-name="T6">en O(log</text:span><text:span text:style-name="T19">2</text:span><text:span text:style-name="T21">(m)).</text:span></text:p>
      <text:p text:style-name="P6"><text:span text:style-name="T21"/></text:p>
      <text:p text:style-name="P22"><text:span text:style-name="T21">L</text:span><text:span text:style-name="T20">es deux méthodes essentielles de cette partie sont donc </text:span><text:span text:style-name="T23">random_prime_number()</text:span><text:span text:style-name="T20"> <text:s/>et </text:span><text:span text:style-name="T23">modpow()</text:span><text:span text:style-name="T20"> puisqu’elles nous servent a générer des nombres premiers mais aussi </text:span><text:span text:style-name="T22">à</text:span><text:span text:style-name="T20"> générer des couples de clés.</text:span></text:p>
      <text:p text:style-name="P6"><text:span text:style-name="T21"><text:s text:c="130"/></text:span></text:p>
      <text:p text:style-name="P6"><text:span text:style-name="T21"/></text:p>
      <text:p text:style-name="P18"><text:span text:style-name="T4"><text:s text:c="25"/></text:span></text:p>
      <text:p text:style-name="P18"><text:span text:style-name="T1"/></text:p>
      <text:p text:style-name="P3"><text:span text:style-name="T1"/></text:p>
      <text:p text:style-name="P1"><text:s text:c="2"/></text:p>
      <text:p text:style-name="P12"/>
      <text:p text:style-name="P13"/>
      <text:p text:style-name="P13"><text:soft-page-break/></text:p>
      <text:p text:style-name="P10">Il manque :</text:p>
      <text:p text:style-name="P10">Les courbes de temps en fonction de m d’exponentiation modulaire</text:p>
      <text:p text:style-name="P10">La borne supérieur sur la probabilité d’erreur de l’algo de Miller</text:p>
      <text:p text:style-name="P11"><text:span text:style-name="T37">La description des jeux d’essais </text:span></text:p>
      <text:p text:style-name="P10">L’analyse des résultats</text:p>
      <text:p text:style-name="P12"><text:s text:c="21"/></text:p>
      <text:p text:style-name="P1"/>
      <text:p text:style-name="P1">__Une reformulation du sujet courte.</text:p>
      <text:p text:style-name="P1">— La descriptions des structures manipulées, et la description globale de votre code : fichiers .h, .c, fonctions principales etc.</text:p>
      <text:p text:style-name="P1">— Éventuellement une description schématique des algorithmes que vous avez vousmême créés. — Les réponses aux questions.</text:p>
      <text:p text:style-name="P1">— La description des jeux d’essais utilisés pour valider votre code ou évaluer les performances de vos programmes.</text:p>
      <text:p text:style-name="P1">— L’analyse commentée (et statistique) des performances de vos programmes (analyse des résultats expérimentaux). </text:p>
      <text:p text:style-name="P1"/>
      <text:p text:style-name="P1"/>
      <text:p text:style-name="P1"/>
      <text:p text:style-name="P1"><text:s text:c="1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30T14:13:26.894000000</meta:creation-date>
    <dc:date>2022-03-30T16:23:07.805000000</dc:date>
    <meta:editing-duration>PT1M20S</meta:editing-duration>
    <meta:editing-cycles>1</meta:editing-cycles>
    <meta:generator>LibreOffice/7.0.3.1$Windows_X86_64 LibreOffice_project/d7547858d014d4cf69878db179d326fc3483e082</meta:generator>
    <meta:document-statistic meta:table-count="0" meta:image-count="0" meta:object-count="0" meta:page-count="2" meta:paragraph-count="37" meta:word-count="445" meta:character-count="3466" meta:non-whitespace-character-count="2539"/>
  </office:meta>
</office:document-meta>
</file>